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3.4839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Default"/>
        <table:table-column table:style-name="co6" table:default-cell-style-name="ce5"/>
        <table:table-column table:style-name="co7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now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1 year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4 year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Minted + decimals</text:p>
          </table:table-cell>
          <table:table-cell office:value-type="string" calcext:value-type="string">
            <text:p>Minted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ntract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0xBC5b552641e5d203f0a6C230aA9dC14DA7450053</text:p>
          </table:table-cell>
          <table:table-cell office:value-type="float" office:value="7.375E+025" calcext:value-type="float">
            <text:p>7.375E+025</text:p>
          </table:table-cell>
          <table:table-cell table:formula="of:=[.D5]/10^18" office:value-type="float" office:value="73750000" calcext:value-type="float">
            <text:p>73750000</text:p>
          </table:table-cell>
          <table:table-cell table:formula="of:=[.E5]*3" office:value-type="float" office:value="221250000" calcext:value-type="float">
            <text:p>221250000</text:p>
          </table:table-cell>
          <table:table-cell/>
          <table:table-cell table:formula="of:=SUM([.E5:.G5])" office:value-type="float" office:value="295000000" calcext:value-type="float">
            <text:p>295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7932810A66FEdc6c72a2578Fc83F44521832DEC2</text:p>
          </table:table-cell>
          <table:table-cell office:value-type="float" office:value="3.375E+025" calcext:value-type="float">
            <text:p>3.375E+025</text:p>
          </table:table-cell>
          <table:table-cell table:formula="of:=[.D6]/10^18" office:value-type="float" office:value="33750000" calcext:value-type="float">
            <text:p>33750000</text:p>
          </table:table-cell>
          <table:table-cell table:formula="of:=[.E6]*3" office:value-type="float" office:value="101250000" calcext:value-type="float">
            <text:p>101250000</text:p>
          </table:table-cell>
          <table:table-cell/>
          <table:table-cell table:formula="of:=SUM([.E6:.G6])" office:value-type="float" office:value="135000000" calcext:value-type="float">
            <text:p>135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87089B33E5812310Ed32A57F53B3fAD0383a19D</text:p>
          </table:table-cell>
          <table:table-cell office:value-type="float" office:value="2.5E+024" calcext:value-type="float">
            <text:p>2.5E+024</text:p>
          </table:table-cell>
          <table:table-cell table:formula="of:=[.D7]/10^18" office:value-type="float" office:value="2500000" calcext:value-type="float">
            <text:p>2500000</text:p>
          </table:table-cell>
          <table:table-cell table:formula="of:=[.E7]*3" office:value-type="float" office:value="7500000" calcext:value-type="float">
            <text:p>7500000</text:p>
          </table:table-cell>
          <table:table-cell/>
          <table:table-cell table:formula="of:=SUM([.E7:.G7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ced608aa29bb92185d9b6340adcbfa263dae075b</text:p>
          </table:table-cell>
          <table:table-cell office:value-type="float" office:value="1.25E+025" calcext:value-type="float">
            <text:p>1.25E+025</text:p>
          </table:table-cell>
          <table:table-cell table:formula="of:=[.D8]/10^18" office:value-type="float" office:value="12500000" calcext:value-type="float">
            <text:p>12500000</text:p>
          </table:table-cell>
          <table:table-cell table:formula="of:=[.E8]*3" office:value-type="float" office:value="37500000" calcext:value-type="float">
            <text:p>37500000</text:p>
          </table:table-cell>
          <table:table-cell/>
          <table:table-cell table:formula="of:=SUM([.E8:.G8])"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775aF9b7c214Fe8792aB5f5da61a8708591d517E</text:p>
          </table:table-cell>
          <table:table-cell office:value-type="float" office:value="2.5E+024" calcext:value-type="float">
            <text:p>2.5E+024</text:p>
          </table:table-cell>
          <table:table-cell table:formula="of:=[.D9]/10^18" office:value-type="float" office:value="2500000" calcext:value-type="float">
            <text:p>2500000</text:p>
          </table:table-cell>
          <table:table-cell table:formula="of:=[.E9]*3" office:value-type="float" office:value="7500000" calcext:value-type="float">
            <text:p>7500000</text:p>
          </table:table-cell>
          <table:table-cell/>
          <table:table-cell table:formula="of:=SUM([.E9:.G9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d26a3F686D43f2A62BA9eaE2ff77e9f516d945B9</text:p>
          </table:table-cell>
          <table:table-cell office:value-type="float" office:value="2.5E+024" calcext:value-type="float">
            <text:p>2.5E+024</text:p>
          </table:table-cell>
          <table:table-cell table:formula="of:=[.D10]/10^18" office:value-type="float" office:value="2500000" calcext:value-type="float">
            <text:p>2500000</text:p>
          </table:table-cell>
          <table:table-cell table:formula="of:=[.E10]*3" office:value-type="float" office:value="7500000" calcext:value-type="float">
            <text:p>7500000</text:p>
          </table:table-cell>
          <table:table-cell/>
          <table:table-cell table:formula="of:=SUM([.E10:.G10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b4C3A698874B625DF289E97f718206701c1F4c0f</text:p>
          </table:table-cell>
          <table:table-cell office:value-type="float" office:value="2.5E+024" calcext:value-type="float">
            <text:p>2.5E+024</text:p>
          </table:table-cell>
          <table:table-cell table:formula="of:=[.D11]/10^18" office:value-type="float" office:value="2500000" calcext:value-type="float">
            <text:p>2500000</text:p>
          </table:table-cell>
          <table:table-cell table:formula="of:=[.E11]*3" office:value-type="float" office:value="7500000" calcext:value-type="float">
            <text:p>7500000</text:p>
          </table:table-cell>
          <table:table-cell/>
          <table:table-cell table:formula="of:=SUM([.E11:.G11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6094Fb01F02BB47db10DD7c61c4320fd185D27f3</text:p>
          </table:table-cell>
          <table:table-cell office:value-type="float" office:value="2.5E+024" calcext:value-type="float">
            <text:p>2.5E+024</text:p>
          </table:table-cell>
          <table:table-cell table:formula="of:=[.D12]/10^18" office:value-type="float" office:value="2500000" calcext:value-type="float">
            <text:p>2500000</text:p>
          </table:table-cell>
          <table:table-cell table:formula="of:=[.E12]*3" office:value-type="float" office:value="7500000" calcext:value-type="float">
            <text:p>7500000</text:p>
          </table:table-cell>
          <table:table-cell/>
          <table:table-cell table:formula="of:=SUM([.E12:.G12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7715963f334fc9e593fb938198A1976F08e95DAa</text:p>
          </table:table-cell>
          <table:table-cell office:value-type="float" office:value="1.25E+025" calcext:value-type="float">
            <text:p>1.25E+025</text:p>
          </table:table-cell>
          <table:table-cell table:formula="of:=[.D13]/10^18" office:value-type="float" office:value="12500000" calcext:value-type="float">
            <text:p>12500000</text:p>
          </table:table-cell>
          <table:table-cell table:formula="of:=[.E13]*3" office:value-type="float" office:value="37500000" calcext:value-type="float">
            <text:p>37500000</text:p>
          </table:table-cell>
          <table:table-cell/>
          <table:table-cell table:formula="of:=SUM([.E13:.G13])"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36f94ceD6Ec251c5608180BEfD01332Ef0A6A521</text:p>
          </table:table-cell>
          <table:table-cell office:value-type="float" office:value="2.5E+024" calcext:value-type="float">
            <text:p>2.5E+024</text:p>
          </table:table-cell>
          <table:table-cell table:formula="of:=[.D14]/10^18" office:value-type="float" office:value="2500000" calcext:value-type="float">
            <text:p>2500000</text:p>
          </table:table-cell>
          <table:table-cell table:formula="of:=[.E14]*3" office:value-type="float" office:value="7500000" calcext:value-type="float">
            <text:p>7500000</text:p>
          </table:table-cell>
          <table:table-cell/>
          <table:table-cell table:formula="of:=SUM([.E14:.G14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573e05d9650836bB85CF26A4BD6C1b8eF7E99be</text:p>
          </table:table-cell>
          <table:table-cell office:value-type="float" office:value="1.025E+026" calcext:value-type="float">
            <text:p>1.025E+026</text:p>
          </table:table-cell>
          <table:table-cell table:formula="of:=[.D15]/10^18" office:value-type="float" office:value="102500000" calcext:value-type="float">
            <text:p>102500000</text:p>
          </table:table-cell>
          <table:table-cell table:formula="of:=[.E15]*3" office:value-type="float" office:value="307500000" calcext:value-type="float">
            <text:p>307500000</text:p>
          </table:table-cell>
          <table:table-cell/>
          <table:table-cell table:formula="of:=SUM([.E15:.G15])" office:value-type="float" office:value="410000000" calcext:value-type="float">
            <text:p>4100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dmin</text:p>
          </table:table-cell>
          <table:table-cell table:style-name="ce3" office:value-type="string" calcext:value-type="string">
            <text:p>Fraktal DAO</text:p>
          </table:table-cell>
          <table:table-cell table:style-name="ce3"/>
          <table:table-cell table:number-columns-repeated="3"/>
          <table:table-cell table:style-name="ce6" table:formula="of:=SUM([.H5:.H15])" office:value-type="float" office:value="1000000000" calcext:value-type="float">
            <text:p>1000000000</text:p>
          </table:table-cell>
          <table:table-cell table:style-name="ce7" office:value-type="string" calcext:value-type="string">
            <text:p>TOTAL AMOUNT</text:p>
          </table:table-cell>
        </table:table-row>
        <table:table-row table:style-name="ro1">
          <table:table-cell/>
          <table:table-cell office:value-type="string" calcext:value-type="string">
            <text:p>rinkeby DAO</text:p>
          </table:table-cell>
          <table:table-cell table:style-name="Default" office:value-type="string" calcext:value-type="string">
            <text:p>0x721c1016044a7bd95332601bcbcf889f958be5b2</text:p>
          </table:table-cell>
          <table:table-cell table:style-name="Default"/>
          <table:table-cell table:number-columns-repeated="2"/>
          <table:table-cell office:value-type="string" calcext:value-type="string">
            <text:p>+10**18</text:p>
          </table:table-cell>
          <table:table-cell table:style-name="Default" table:formula="of:=[.H16]*10^18" office:value-type="float" office:value="1E+027" calcext:value-type="float">
            <text:p>1E+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nkeby FRAK</text:p>
          </table:table-cell>
          <table:table-cell table:style-name="Default" office:value-type="string" calcext:value-type="string">
            <text:p>0xf98d34e980ee76578044f07d137591ccdb68ffb4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ecimals 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ax supply </text:p>
          </table:table-cell>
          <table:table-cell office:value-type="float" office:value="10000000000" calcext:value-type="float">
            <text:p>10000000000</text:p>
          </table:table-cell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04:38.772737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7:14:06.590988077</meta:creation-date>
    <dc:date>2021-09-03T13:12:44.367709774</dc:date>
    <meta:editing-duration>PT23M11S</meta:editing-duration>
    <meta:editing-cycles>10</meta:editing-cycles>
    <meta:generator>LibreOffice/6.4.7.2$Linux_X86_64 LibreOffice_project/40$Build-2</meta:generator>
    <meta:document-statistic meta:table-count="1" meta:cell-count="81" meta:object-count="0"/>
  </office:meta>
</office:document-meta>
</file>